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1">
      <style:text-properties style:font-name="Liberation Sans" officeooo:rsid="0007a7f8" officeooo:paragraph-rsid="0009f2ad"/>
    </style:style>
    <style:style style:name="P2" style:family="paragraph" style:parent-style-name="Heading_20_1">
      <style:text-properties style:font-name="Liberation Sans" style:text-underline-style="none" officeooo:rsid="000e1d48" officeooo:paragraph-rsid="000d30a8"/>
    </style:style>
    <style:style style:name="P3" style:family="paragraph" style:parent-style-name="Heading_20_3">
      <style:text-properties style:font-name="Liberation Sans" officeooo:rsid="000d30a8" officeooo:paragraph-rsid="000d30a8"/>
    </style:style>
    <style:style style:name="P4" style:family="paragraph" style:parent-style-name="Heading_20_3">
      <style:text-properties style:font-name="Liberation Sans" officeooo:rsid="008f17fd" officeooo:paragraph-rsid="008f17fd"/>
    </style:style>
    <style:style style:name="P5" style:family="paragraph" style:parent-style-name="Heading_20_3">
      <style:text-properties style:font-name="Liberation Sans" officeooo:rsid="0090df27" officeooo:paragraph-rsid="0090df27"/>
    </style:style>
    <style:style style:name="P6" style:family="paragraph" style:parent-style-name="Heading_20_3">
      <style:text-properties officeooo:rsid="00941473" officeooo:paragraph-rsid="00941473"/>
    </style:style>
    <style:style style:name="P7" style:family="paragraph" style:parent-style-name="Text_20_body">
      <style:text-properties officeooo:rsid="00926de1" officeooo:paragraph-rsid="00926de1"/>
    </style:style>
    <style:style style:name="P8" style:family="paragraph" style:parent-style-name="Text_20_body">
      <style:text-properties style:font-name="Liberation Sans" style:text-underline-style="none" officeooo:rsid="008a2eaf" officeooo:paragraph-rsid="008a2eaf"/>
    </style:style>
    <style:style style:name="P9" style:family="paragraph" style:parent-style-name="Text_20_body" style:list-style-name="L1">
      <style:text-properties style:font-name="Liberation Sans" style:text-underline-style="none" officeooo:rsid="008a2eaf" officeooo:paragraph-rsid="008a2eaf"/>
    </style:style>
    <style:style style:name="P10" style:family="paragraph" style:parent-style-name="Text_20_body" style:list-style-name="L2">
      <style:text-properties style:font-name="Liberation Sans" style:text-underline-style="none" officeooo:rsid="0064ab8b" officeooo:paragraph-rsid="00609401"/>
    </style:style>
    <style:style style:name="P11" style:family="paragraph" style:parent-style-name="Text_20_body" style:list-style-name="L3">
      <style:text-properties style:font-name="Liberation Sans" style:text-underline-style="none" officeooo:rsid="006d7b82" officeooo:paragraph-rsid="00609401"/>
    </style:style>
    <style:style style:name="P12" style:family="paragraph" style:parent-style-name="Text_20_body">
      <style:text-properties style:font-name="Liberation Sans" style:text-underline-style="solid" style:text-underline-width="auto" style:text-underline-color="font-color" officeooo:rsid="0009f2ad" officeooo:paragraph-rsid="0009f2ad"/>
    </style:style>
    <style:style style:name="P13" style:family="paragraph" style:parent-style-name="Text_20_body">
      <style:text-properties style:font-name="Liberation Sans" style:text-underline-style="solid" style:text-underline-width="auto" style:text-underline-color="font-color" officeooo:rsid="0014ccea" officeooo:paragraph-rsid="0014ccea"/>
    </style:style>
    <style:style style:name="P14" style:family="paragraph" style:parent-style-name="Text_20_body">
      <style:text-properties style:font-name="Liberation Sans" officeooo:paragraph-rsid="008ef3f9"/>
    </style:style>
    <style:style style:name="P15" style:family="paragraph" style:parent-style-name="Text_20_body">
      <style:text-properties style:font-name="Liberation Sans" fo:font-weight="normal" officeooo:rsid="008d2893" officeooo:paragraph-rsid="008d2893" style:font-weight-asian="normal" style:font-weight-complex="normal"/>
    </style:style>
    <style:style style:name="P16" style:family="paragraph" style:parent-style-name="Text_20_body">
      <style:text-properties style:font-name="Liberation Sans" fo:font-weight="normal" officeooo:rsid="00926de1" officeooo:paragraph-rsid="00926de1" style:font-weight-asian="normal" style:font-weight-complex="normal"/>
    </style:style>
    <style:style style:name="P17" style:family="paragraph" style:parent-style-name="Text_20_body">
      <style:text-properties officeooo:rsid="00941473" officeooo:paragraph-rsid="00941473"/>
    </style:style>
    <style:style style:name="T1" style:family="text">
      <style:text-properties style:text-underline-style="none"/>
    </style:style>
    <style:style style:name="T2" style:family="text">
      <style:text-properties officeooo:rsid="004a048c"/>
    </style:style>
    <style:style style:name="T3" style:family="text">
      <style:text-properties officeooo:rsid="004b29d1"/>
    </style:style>
    <style:style style:name="T4" style:family="text">
      <style:text-properties style:font-name="Liberation Sans"/>
    </style:style>
    <style:style style:name="T5" style:family="text">
      <style:text-properties style:font-name="Liberation Sans" style:text-underline-style="solid" style:text-underline-width="auto" style:text-underline-color="font-color"/>
    </style:style>
    <style:style style:name="T6" style:family="text">
      <style:text-properties style:font-name="Liberation Sans" style:text-underline-style="solid" style:text-underline-width="auto" style:text-underline-color="font-color" officeooo:rsid="0007a7f8"/>
    </style:style>
    <style:style style:name="T7" style:family="text">
      <style:text-properties style:font-name="Liberation Sans" officeooo:rsid="004a048c"/>
    </style:style>
    <style:style style:name="T8" style:family="text">
      <style:text-properties style:font-name="Liberation Sans" officeooo:rsid="008f17fd"/>
    </style:style>
    <style:style style:name="T9" style:family="text">
      <style:text-properties style:font-name="Liberation Sans" officeooo:rsid="008ef3f9"/>
    </style:style>
    <style:style style:name="T10" style:family="text">
      <style:text-properties style:text-line-through-style="solid" style:text-line-through-type="single"/>
    </style:style>
    <style:style style:name="T11" style:family="text">
      <style:text-properties officeooo:rsid="008f17fd"/>
    </style:style>
    <style:style style:name="T12" style:family="text">
      <style:text-properties officeooo:rsid="008ef3f9"/>
    </style:style>
    <style:style style:name="T13" style:family="text">
      <style:text-properties officeooo:rsid="00926de1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style:text-underline-style="solid" style:text-underline-width="auto" style:text-underline-color="font-color" officeooo:rsid="0007a7f8"/>
    </style:style>
    <style:style style:name="T16" style:family="text">
      <style:text-properties style:font-name="Liberation Sans"/>
    </style:style>
    <style:style style:name="T17" style:family="text">
      <style:text-properties style:font-name="Liberation Sans" officeooo:rsid="008f17fd"/>
    </style:style>
    <style:style style:name="T18" style:family="text">
      <style:text-properties officeooo:rsid="0094147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ogramme</text:h>
      <text:p text:style-name="P8"><text:span text:style-name="T15">P</text:span><text:span text:style-name="T14">ré-requis</text:span> :</text:p>
      <text:list xml:id="list923571758" text:style-name="L1">
        <text:list-item>
          <text:p text:style-name="P9">Nombres relatifs (partie 1)</text:p>
        </text:list-item>
        <text:list-item>
          <text:p text:style-name="P9">Distance à zéro, peut être vue en début de chapitre.</text:p>
        </text:list-item>
      </text:list>
      <text:p text:style-name="P12">Connaissances<text:span text:style-name="T1"> :</text:span></text:p>
      <text:list xml:id="list1648973490" text:style-name="L2">
        <text:list-item>
          <text:p text:style-name="P10">Calculer avec des nombres relatifs, des fractions ou des nombres décimaux (somme, différence, <text:span text:style-name="T10">produit, quotient</text:span>).</text:p>
        </text:list-item>
        <text:list-item>
          <text:p text:style-name="P10">Vérifier la vraisemblance d’un résultat, notamment en estimant son ordre de grandeur.</text:p>
        </text:list-item>
      </text:list>
      <text:p text:style-name="P13">Compétences<text:span text:style-name="T1"> :</text:span></text:p>
      <text:list xml:id="list3306532668" text:style-name="L3">
        <text:list-item>
          <text:p text:style-name="P11">Rencontrer diverses écritures dans des situations variées (par exemple nombres décimaux dans des situations de vie quotidienne, notation scientifique en physique, nombres relatifs pour mesurer des températures ou des altitudes).</text:p>
        </text:list-item>
      </text:list>
      <text:h text:style-name="P2" text:outline-level="1">Séances</text:h>
      <text:h text:style-name="P3" text:outline-level="3">Séance 1 : <text:span text:style-name="T3">I</text:span><text:span text:style-name="T2">ntroduction</text:span></text:h>
      <text:p text:style-name="P14"><text:span text:style-name="T2">R</text:span><text:span text:style-name="T12">appel </text:span><text:span text:style-name="T11">sur les nombres relatifs : définition et comparaison.</text:span></text:p>
      <text:p text:style-name="P15">Activité « jeu de cartes ».</text:p>
      <text:p text:style-name="P16">Cours addition de nombres relatifs (1)</text:p>
      <text:h text:style-name="P4" text:outline-level="3">Séance 2 :</text:h>
      <text:p text:style-name="P7"><text:span text:style-name="T8">A</text:span><text:span text:style-name="T4">utre activité (voir manuel)</text:span></text:p>
      <text:p text:style-name="P16">Cours addition de nombres relatifs (<text:span text:style-name="T18">2</text:span>)</text:p>
      <text:h text:style-name="P6" text:outline-level="3">Séance 3 :</text:h>
      <text:p text:style-name="P17">Activité « déplacement sur une droite ou dans un plan ».</text:p>
      <text:h text:style-name="P5" text:outline-level="3">Avancé : Comment multiplier des nombres relatifs ?</text:h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4pt" fo:language="fr" fo:country="F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6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2-07T11:27:30.454101675</meta:creation-date>
    <meta:generator>LibreOffice/6.4.7.2$Linux_X86_64 LibreOffice_project/40$Build-2</meta:generator>
    <dc:date>2022-05-23T17:29:53.125162045</dc:date>
    <meta:editing-duration>PT11H12M19S</meta:editing-duration>
    <meta:editing-cycles>108</meta:editing-cycles>
    <meta:print-date>2022-04-07T21:29:19.818006228</meta:print-date>
    <meta:document-statistic meta:table-count="0" meta:image-count="0" meta:object-count="0" meta:page-count="1" meta:paragraph-count="20" meta:word-count="144" meta:character-count="906" meta:non-whitespace-character-count="787"/>
  </office:meta>
</office:document-meta>
</file>